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</office:font-face-decls>
  <office:automatic-styles>
    <style:style style:name="Table1" style:family="table">
      <style:table-properties style:width="17.013cm" fo:margin-left="0cm" table:align="left" style:may-break-between-rows="true" style:writing-mode="lr-tb" table:border-model="collapsing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5.794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0c5329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1131f8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1cd014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11817f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6pt" fo:font-weight="bold" style:font-name-asian="Liberation Serif1" style:font-size-asian="16pt" style:font-weight-asian="bold" style:font-name-complex="Liberation Serif1" style:font-size-complex="16pt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6pt" fo:font-weight="bold" officeooo:paragraph-rsid="001e1124" style:font-name-asian="Liberation Serif1" style:font-size-asian="16pt" style:font-weight-asian="bold" style:font-name-complex="Liberation Serif1" style:font-size-complex="16pt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2pt" fo:font-weight="normal" officeooo:paragraph-rsid="001131f8" style:font-name-asian="Liberation Serif1" style:font-size-asian="12pt" style:font-weight-asian="normal" style:font-name-complex="Liberation Serif1" style:font-size-complex="12pt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fo:font-size="12pt" fo:font-weight="normal" officeooo:paragraph-rsid="001e1124" style:font-name-asian="Liberation Serif1" style:font-size-asian="12pt" style:font-weight-asian="normal" style:font-name-complex="Liberation Serif1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6008" officeooo:paragraph-rsid="002196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0da1" officeooo:paragraph-rsid="002196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ad58" officeooo:paragraph-rsid="002196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196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 style:list-style-name="List_20_1">
      <style:paragraph-properties fo:text-align="start" style:justify-single-word="false" style:writing-mode="lr-tb"/>
      <style:text-properties officeooo:paragraph-rsid="0011cbbd"/>
    </style:style>
    <style:style style:name="P16" style:family="paragraph" style:parent-style-name="Standard" style:list-style-name="List_20_1">
      <style:paragraph-properties fo:text-align="start" style:justify-single-word="false" style:writing-mode="lr-tb"/>
      <style:text-properties officeooo:paragraph-rsid="001cd014"/>
    </style:style>
    <style:style style:name="P17" style:family="paragraph" style:parent-style-name="Standard">
      <style:paragraph-properties fo:text-align="start" style:justify-single-word="false" style:writing-mode="lr-tb"/>
      <style:text-properties officeooo:paragraph-rsid="001e1124"/>
    </style:style>
    <style:style style:name="P18" style:family="paragraph" style:parent-style-name="Standard">
      <style:paragraph-properties fo:text-align="start" style:justify-single-word="false" style:writing-mode="lr-tb"/>
      <style:text-properties officeooo:paragraph-rsid="002aecb8"/>
    </style:style>
    <style:style style:name="P19" style:family="paragraph" style:parent-style-name="Standard">
      <style:paragraph-properties fo:text-align="start" style:justify-single-word="false" style:writing-mode="lr-tb"/>
      <style:text-properties fo:font-weight="bold" officeooo:rsid="002aecb8" officeooo:paragraph-rsid="002aecb8" style:font-weight-asian="bold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22" style:family="paragraph">
      <style:paragraph-properties fo:text-align="center"/>
    </style:style>
    <style:style style:name="T1" style:family="text">
      <style:text-properties fo:font-size="21pt" fo:font-weight="bold" style:font-name-asian="Liberation Serif1" style:font-size-asian="21pt" style:font-weight-asian="bold" style:font-name-complex="Liberation Serif1" style:font-size-complex="21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Liberation Serif1" style:font-weight-asian="bold" style:font-name-complex="Liberation Serif1" style:font-weight-complex="bold"/>
    </style:style>
    <style:style style:name="T4" style:family="text">
      <style:text-properties fo:font-weight="bold" officeooo:rsid="00151c47" style:font-name-asian="Liberation Serif1" style:font-weight-asian="bold" style:font-name-complex="Liberation Serif1" style:font-weight-complex="bold"/>
    </style:style>
    <style:style style:name="T5" style:family="text">
      <style:text-properties style:text-underline-style="none" fo:font-weight="bold" style:font-name-asian="Liberation Serif1" style:font-weight-asian="bold" style:font-name-complex="Liberation Serif1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20f621" style:font-weight-asian="normal" style:font-weight-complex="normal"/>
    </style:style>
    <style:style style:name="T8" style:family="text">
      <style:text-properties style:text-underline-style="none" fo:font-weight="normal" officeooo:rsid="0023fd5d" style:font-weight-asian="normal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10876c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160da1" style:font-size-asian="16pt" style:font-weight-asian="bold" style:font-size-complex="16pt" style:font-weight-complex="bold"/>
    </style:style>
    <style:style style:name="T13" style:family="text">
      <style:text-properties fo:font-size="16pt" fo:font-weight="bold" style:font-name-asian="Liberation Serif1" style:font-size-asian="16pt" style:font-weight-asian="bold" style:font-name-complex="Liberation Serif1" style:font-size-complex="16pt" style:font-weight-complex="bold"/>
    </style:style>
    <style:style style:name="T14" style:family="text">
      <style:text-properties fo:font-size="16pt" fo:font-weight="bold" officeooo:rsid="0011817f" style:font-name-asian="Liberation Serif1" style:font-size-asian="16pt" style:font-weight-asian="bold" style:font-name-complex="Liberation Serif1" style:font-size-complex="16pt" style:font-weight-complex="bold"/>
    </style:style>
    <style:style style:name="T15" style:family="text">
      <style:text-properties fo:font-size="16pt" fo:font-weight="bold" officeooo:rsid="0010876c" style:font-name-asian="Liberation Serif1" style:font-size-asian="16pt" style:font-weight-asian="bold" style:font-name-complex="Liberation Serif1" style:font-size-complex="16pt" style:font-weight-complex="bold"/>
    </style:style>
    <style:style style:name="T16" style:family="text">
      <style:text-properties fo:font-size="16pt" style:text-underline-style="none" fo:font-weight="bold" style:font-name-asian="Liberation Serif1" style:font-size-asian="16pt" style:font-weight-asian="bold" style:font-name-complex="Liberation Serif1" style:font-size-complex="16pt" style:font-weight-complex="bold"/>
    </style:style>
    <style:style style:name="T17" style:family="text">
      <style:text-properties fo:font-size="16pt" style:text-underline-style="none" fo:font-weight="bold" officeooo:rsid="001cd014" style:font-name-asian="Liberation Serif1" style:font-size-asian="16pt" style:font-weight-asian="bold" style:font-name-complex="Liberation Serif1" style:font-size-complex="16pt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fo:font-weight="normal" style:font-name-asian="Liberation Serif1" style:font-size-asian="14pt" style:font-weight-asian="normal" style:font-name-complex="Liberation Serif1" style:font-size-complex="14pt" style:font-weight-complex="normal"/>
    </style:style>
    <style:style style:name="T20" style:family="text">
      <style:text-properties fo:font-size="14pt" style:text-underline-style="none" fo:font-weight="normal" style:font-name-asian="Liberation Serif1" style:font-size-asian="14pt" style:font-weight-asian="normal" style:font-name-complex="Liberation Serif1" style:font-size-complex="14pt" style:font-weight-complex="normal"/>
    </style:style>
    <style:style style:name="T21" style:family="text">
      <style:text-properties fo:font-size="12pt" fo:font-weight="bold" style:font-name-asian="Liberation Serif1" style:font-size-asian="12pt" style:font-weight-asian="bold" style:font-name-complex="Liberation Serif1" style:font-size-complex="12pt" style:font-weight-complex="bold"/>
    </style:style>
    <style:style style:name="T22" style:family="text">
      <style:text-properties fo:font-size="12pt" fo:font-weight="bold" officeooo:rsid="001131f8" style:font-name-asian="Liberation Serif1" style:font-size-asian="12pt" style:font-weight-asian="bold" style:font-name-complex="Liberation Serif1" style:font-size-complex="12pt" style:font-weight-complex="bold"/>
    </style:style>
    <style:style style:name="T23" style:family="text">
      <style:text-properties fo:font-size="12pt" fo:font-weight="bold" style:font-name-asian="Liberation Serif1" style:font-size-asian="10.5pt" style:font-weight-asian="bold" style:font-name-complex="Liberation Serif1" style:font-size-complex="12pt" style:font-weight-complex="bold"/>
    </style:style>
    <style:style style:name="T24" style:family="text">
      <style:text-properties fo:font-size="12pt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T25" style:family="text">
      <style:text-properties fo:font-size="12pt" fo:font-weight="normal" officeooo:rsid="0010876c" style:font-name-asian="Liberation Serif1" style:font-size-asian="12pt" style:font-weight-asian="normal" style:font-name-complex="Liberation Serif1" style:font-size-complex="12pt" style:font-weight-complex="normal"/>
    </style:style>
    <style:style style:name="T26" style:family="text">
      <style:text-properties fo:font-size="12pt" fo:font-weight="normal" officeooo:rsid="001131f8" style:font-name-asian="Liberation Serif1" style:font-size-asian="12pt" style:font-weight-asian="normal" style:font-name-complex="Liberation Serif1" style:font-size-complex="12pt" style:font-weight-complex="normal"/>
    </style:style>
    <style:style style:name="T27" style:family="text">
      <style:text-properties fo:font-size="12pt" fo:font-weight="normal" officeooo:rsid="00151c47" style:font-name-asian="Liberation Serif1" style:font-size-asian="12pt" style:font-weight-asian="normal" style:font-name-complex="Liberation Serif1" style:font-size-complex="12pt" style:font-weight-complex="normal"/>
    </style:style>
    <style:style style:name="T28" style:family="text">
      <style:text-properties fo:font-size="12pt" fo:font-weight="normal" officeooo:rsid="0016c74e" style:font-name-asian="Liberation Serif1" style:font-size-asian="12pt" style:font-weight-asian="normal" style:font-name-complex="Liberation Serif1" style:font-size-complex="12pt" style:font-weight-complex="normal"/>
    </style:style>
    <style:style style:name="T29" style:family="text">
      <style:text-properties fo:font-size="12pt" fo:font-weight="normal" style:font-name-asian="Liberation Serif1" style:font-size-asian="10.5pt" style:font-weight-asian="normal" style:font-name-complex="Liberation Serif1" style:font-size-complex="12pt" style:font-weight-complex="normal"/>
    </style:style>
    <style:style style:name="T30" style:family="text">
      <style:text-properties fo:font-size="12pt" fo:font-weight="normal" officeooo:rsid="001131f8" style:font-name-asian="Liberation Serif1" style:font-size-asian="10.5pt" style:font-weight-asian="normal" style:font-name-complex="Liberation Serif1" style:font-size-complex="12pt" style:font-weight-complex="normal"/>
    </style:style>
    <style:style style:name="T31" style:family="text">
      <style:text-properties fo:font-size="12pt" fo:font-weight="normal" officeooo:rsid="0011817f" style:font-name-asian="Liberation Serif1" style:font-size-asian="10.5pt" style:font-weight-asian="normal" style:font-name-complex="Liberation Serif1" style:font-size-complex="12pt" style:font-weight-complex="normal"/>
    </style:style>
    <style:style style:name="T32" style:family="text">
      <style:text-properties fo:font-size="12pt" fo:font-weight="normal" officeooo:rsid="0011cbbd" style:font-name-asian="Liberation Serif1" style:font-size-asian="10.5pt" style:font-weight-asian="normal" style:font-name-complex="Liberation Serif1" style:font-size-complex="12pt" style:font-weight-complex="normal"/>
    </style:style>
    <style:style style:name="T33" style:family="text">
      <style:text-properties fo:font-size="12pt" fo:font-weight="normal" officeooo:rsid="001af000" style:font-name-asian="Liberation Serif1" style:font-size-asian="10.5pt" style:font-weight-asian="normal" style:font-name-complex="Liberation Serif1" style:font-size-complex="12pt" style:font-weight-complex="normal"/>
    </style:style>
    <style:style style:name="T34" style:family="text">
      <style:text-properties fo:font-size="12pt" fo:font-weight="normal" officeooo:rsid="001cd014" style:font-name-asian="Liberation Serif1" style:font-size-asian="10.5pt" style:font-weight-asian="normal" style:font-name-complex="Liberation Serif1" style:font-size-complex="12pt" style:font-weight-complex="normal"/>
    </style:style>
    <style:style style:name="T35" style:family="text">
      <style:text-properties fo:font-size="12pt" style:text-underline-style="none" fo:font-weight="bold" officeooo:rsid="001cd014" style:font-name-asian="Liberation Serif1" style:font-size-asian="10.5pt" style:font-weight-asian="bold" style:font-name-complex="Liberation Serif1" style:font-size-complex="12pt" style:font-weight-complex="bold"/>
    </style:style>
    <style:style style:name="T36" style:family="text">
      <style:text-properties fo:font-size="12pt" style:text-underline-style="none" fo:font-weight="normal" officeooo:rsid="001cd014" style:font-name-asian="Liberation Serif1" style:font-size-asian="10.5pt" style:font-weight-asian="normal" style:font-name-complex="Liberation Serif1" style:font-size-complex="12pt" style:font-weight-complex="normal"/>
    </style:style>
    <style:style style:name="T37" style:family="text">
      <style:text-properties fo:font-size="12pt" style:text-underline-style="none" fo:font-weight="normal" officeooo:rsid="001e1124" style:font-name-asian="Liberation Serif1" style:font-size-asian="10.5pt" style:font-weight-asian="normal" style:font-name-complex="Liberation Serif1" style:font-size-complex="12pt" style:font-weight-complex="normal"/>
    </style:style>
    <style:style style:name="T38" style:family="text">
      <style:text-properties fo:font-size="12pt" style:font-name-asian="Liberation Serif1" style:font-size-asian="12pt" style:font-name-complex="Liberation Serif1" style:font-size-complex="12pt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1af000" style:font-weight-asian="normal" style:font-weight-complex="normal"/>
    </style:style>
    <style:style style:name="T41" style:family="text">
      <style:text-properties fo:font-weight="normal" style:font-name-asian="Liberation Serif1" style:font-weight-asian="normal" style:font-name-complex="Liberation Serif1" style:font-weight-complex="normal"/>
    </style:style>
    <style:style style:name="T42" style:family="text">
      <style:text-properties fo:font-weight="normal" officeooo:rsid="001131f8" style:font-name-asian="Liberation Serif1" style:font-weight-asian="normal" style:font-name-complex="Liberation Serif1" style:font-weight-complex="normal"/>
    </style:style>
    <style:style style:name="T43" style:family="text">
      <style:text-properties fo:font-weight="normal" officeooo:rsid="00151c47" style:font-name-asian="Liberation Serif1" style:font-weight-asian="normal" style:font-name-complex="Liberation Serif1" style:font-weight-complex="normal"/>
    </style:style>
    <style:style style:name="T44" style:family="text">
      <style:text-properties officeooo:rsid="000e52d0"/>
    </style:style>
    <style:style style:name="T45" style:family="text">
      <style:text-properties officeooo:rsid="001af000"/>
    </style:style>
    <style:style style:name="T46" style:family="text">
      <style:text-properties style:font-name-asian="Liberation Serif1" style:font-name-complex="Liberation Serif1"/>
    </style:style>
    <style:style style:name="T47" style:family="text">
      <style:text-properties officeooo:rsid="0017ad58"/>
    </style:style>
    <style:style style:name="T48" style:family="text">
      <style:text-properties officeooo:rsid="00160da1"/>
    </style:style>
    <style:style style:name="gr1" style:family="graphic">
      <style:graphic-properties draw:stroke="solid" svg:stroke-width="0.026cm" svg:stroke-color="#3465a4" svg:stroke-opacity="100%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text:s text:c="28"/></text:span><text:span text:style-name="T10">PUNAM <text:s/>CHAUDHARI <text:s text:c="3"/></text:span><text:span text:style-name="T9"><text:s text:c="8"/></text:span><text:s text:c="22"/></text:p>
      <text:p text:style-name="P2"><text:span text:style-name="T3"><text:s text:c="42"/></text:span><text:span text:style-name="T41"><text:s text:c="9"/></text:span><text:span text:style-name="T39">At.Post Kachewani, Tah.-Tirora, </text:span></text:p>
      <text:p text:style-name="P1"><text:span text:style-name="T3"><text:s text:c="54"/></text:span><text:span text:style-name="T39">Dist.</text:span><text:span text:style-name="T40">-</text:span><text:span text:style-name="T39">Gondia, <text:s/>Maharashtra <text:s text:c="4"/></text:span><text:span text:style-name="T2"><text:s text:c="230"/></text:span><text:s text:c="25"/><text:span text:style-name="T2"><text:s text:c="2"/></text:span></text:p>
      <text:p text:style-name="P1"><text:span text:style-name="Internet_20_link"><text:span text:style-name="T5"><text:s text:c="47"/></text:span></text:span><text:a xlink:type="simple" xlink:href="mailto:punamchaudhari22@navgurukul.org" text:style-name="Internet_20_link" text:visited-style-name="Visited_20_Internet_20_Link"><text:span text:style-name="Internet_20_link"><text:span text:style-name="T6">punamchaudhari22@navgurukul.org</text:span></text:span></text:a></text:p>
      <text:p text:style-name="P1"><text:span text:style-name="Internet_20_link"><text:span text:style-name="T6"><text:s text:c="41"/></text:span></text:span><text:span text:style-name="Internet_20_link"><text:span text:style-name="T7">GitHub: </text:span></text:span><text:a xlink:type="simple" xlink:href="https://github.com/chaudharipunam" text:style-name="Internet_20_link" text:visited-style-name="Visited_20_Internet_20_Link"><text:span text:style-name="Internet_20_link">https://github.com/chaudharipunam</text:span></text:a></text:p>
      <text:p text:style-name="P1"><text:span text:style-name="Internet_20_link"><text:span text:style-name="T7"><text:s text:c="21"/></text:span></text:span><text:span text:style-name="Internet_20_link"><text:span text:style-name="T8">Linkedin: </text:span></text:span><text:span text:style-name="Internet_20_link"><text:span text:style-name="T7">https://www.linkedin.com/in/punam-chaudhari-8b62552a5/</text:span></text:span></text:p>
      <text:p text:style-name="P2"><draw:line text:anchor-type="char" draw:z-index="0" draw:name="Line 2" draw:style-name="gr1" draw:text-style-name="P20" svg:x1="-1.025cm" svg:y1="0.467cm" svg:x2="18.078cm" svg:y2="0.467cm"><text:p/></draw:line><text:span text:style-name="T3"><text:s text:c="61"/></text:span><text:span text:style-name="T4">+</text:span><text:span text:style-name="T43">91</text:span><text:span text:style-name="T4"> - </text:span><text:span text:style-name="T39">9579961305 <text:s text:c="15"/></text:span><text:span text:style-name="T2"><text:s text:c="39"/></text:span></text:p>
      <text:p text:style-name="P1"><text:span text:style-name="T10"><text:s text:c="36"/>CAREER OBJECTIVE</text:span><text:span text:style-name="T9"> <text:s/></text:span><text:span text:style-name="T18"><text:s/></text:span></text:p>
      <text:p text:style-name="P1"><text:span text:style-name="T18"><text:s/></text:span><text:s text:c="15"/><text:span text:style-name="T44">Dedicated and highly motivated individual with a strong foundation in Python</text:span><text:span text:style-name="T45">(Basic)</text:span><text:span text:style-name="T44"> , HTML-CSS, JavaScript</text:span><text:span text:style-name="T45">(Basic)</text:span><text:span text:style-name="T44"> and C . Seeking a challenging position where I can leverage my technical skills and creativity to contribute effectively to a dynamic team and grow professionally</text:span> <text:s text:c="7"/></text:p>
      <text:p text:style-name="P1"><draw:line text:anchor-type="char" draw:z-index="5" draw:name="Line 8" draw:style-name="gr1" draw:text-style-name="P21" svg:x1="-1.104cm" svg:y1="0.048cm" svg:x2="18.038cm" svg:y2="0.074cm"><text:p/></draw:line><text:span text:style-name="T46"><text:s text:c="60"/></text:span><text:span text:style-name="T12">EDUCATION</text:span><text:span text:style-name="T13"> <text:s text:c="2"/></text:span>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12">DEGREE/GRADE</text:p>
          </table:table-cell>
          <table:table-cell table:style-name="Table1.A1" office:value-type="string">
            <text:p text:style-name="P12">INSTITUTION</text:p>
          </table:table-cell>
          <table:table-cell table:style-name="Table1.C1" office:value-type="string">
            <text:p text:style-name="P12">SCORE</text:p>
          </table:table-cell>
        </table:table-row>
        <table:table-row>
          <table:table-cell table:style-name="Table1.A2" office:value-type="string">
            <text:p text:style-name="P12">Software Development<text:line-break/>(Diploma) Course</text:p>
          </table:table-cell>
          <table:table-cell table:style-name="Table1.A2" office:value-type="string">
            <text:p text:style-name="P12">NavGurukul Organization - Amravati</text:p>
          </table:table-cell>
          <table:table-cell table:style-name="Table1.C2" office:value-type="string">
            <text:p text:style-name="P13">-Ongoing</text:p>
          </table:table-cell>
        </table:table-row>
        <table:table-row>
          <table:table-cell table:style-name="Table1.A2" office:value-type="string">
            <text:p text:style-name="P13">Bachelor of Arts</text:p>
          </table:table-cell>
          <table:table-cell table:style-name="Table1.A2" office:value-type="string">
            <text:p text:style-name="P13">C.J. Patel College -Tirora</text:p>
          </table:table-cell>
          <table:table-cell table:style-name="Table1.C2" office:value-type="string">
            <text:p text:style-name="P14">-<text:span text:style-name="T47">Ongoing</text:span></text:p>
          </table:table-cell>
        </table:table-row>
        <table:table-row table:style-name="Table1.4">
          <table:table-cell table:style-name="Table1.A2" office:value-type="string">
            <text:p text:style-name="P12">ITI (COPA-Computer Operator and Programming <text:s/>Assistant)</text:p>
          </table:table-cell>
          <table:table-cell table:style-name="Table1.A2" office:value-type="string">
            <text:p text:style-name="P12">ITI -Tirora</text:p>
          </table:table-cell>
          <table:table-cell table:style-name="Table1.C2" office:value-type="string">
            <text:p text:style-name="P11">85.33%[2022]</text:p>
          </table:table-cell>
        </table:table-row>
        <table:table-row>
          <table:table-cell table:style-name="Table1.A2" office:value-type="string">
            <text:p text:style-name="P11">HSC (Science)</text:p>
          </table:table-cell>
          <table:table-cell table:style-name="Table1.A2" office:value-type="string">
            <text:p text:style-name="P11">Ganesh Highschool <text:s/>- Gumadhawada</text:p>
          </table:table-cell>
          <table:table-cell table:style-name="Table1.C2" office:value-type="string">
            <text:p text:style-name="P11">80.33%[2021]</text:p>
          </table:table-cell>
        </table:table-row>
        <table:table-row>
          <table:table-cell table:style-name="Table1.A2" office:value-type="string">
            <text:p text:style-name="P11"><text:span text:style-name="T48">S</text:span>SC (Science)</text:p>
          </table:table-cell>
          <table:table-cell table:style-name="Table1.A2" office:value-type="string">
            <text:p text:style-name="P11">Manavata Highschool -Berdipar</text:p>
          </table:table-cell>
          <table:table-cell table:style-name="Table1.C2" office:value-type="string">
            <text:p text:style-name="P11">86.40%[2019]</text:p>
          </table:table-cell>
        </table:table-row>
      </table:table>
      <text:p text:style-name="P18"><draw:line text:anchor-type="char" draw:z-index="1" draw:name="Line 4" draw:style-name="gr1" draw:text-style-name="P20" svg:x1="6.198cm" svg:y1="0.589cm" svg:x2="6.198cm" svg:y2="2.572cm"><text:p/></draw:line><draw:line text:anchor-type="char" draw:z-index="2" draw:name="Vertical line 1" draw:style-name="gr1" draw:text-style-name="P20" svg:x1="11.86cm" svg:y1="0.589cm" svg:x2="11.86cm" svg:y2="2.572cm"><text:p/></draw:line><text:span text:style-name="T15"><text:s/></text:span></text:p>
      <text:p text:style-name="P18"><text:span text:style-name="T11">TECHNICAL</text:span><text:span text:style-name="T10"> SKILLS <text:s text:c="13"/>SOFT SKILLS <text:s text:c="8"/>HOBBIES</text:span><text:span text:style-name="T13"> <text:s text:c="3"/></text:span></text:p>
      <text:p text:style-name="P1"><text:span text:style-name="T13"><text:s/></text:span><text:span text:style-name="T24">C Language <text:s text:c="50"/>Hardwork <text:s text:c="31"/>Gardening</text:span></text:p>
      <text:p text:style-name="P9"><text:s/>Python (Basic) <text:s text:c="46"/>Teamwork <text:s text:c="30"/>Listening Music</text:p>
      <text:p text:style-name="P8"><text:span text:style-name="T41"><text:s/>Javascript (Basic) <text:s text:c="41"/></text:span><text:span text:style-name="T42">Time Management</text:span><text:span text:style-name="T41"> <text:s text:c="16"/>Creating Somthing </text:span></text:p>
      <text:p text:style-name="P1"><text:span text:style-name="T24"><text:s/>HTMI-CSS <text:s/></text:span><text:span text:style-name="T19"><text:s text:c="43"/></text:span><text:span text:style-name="T30">Leadership</text:span><text:span text:style-name="T19"> <text:s text:c="28"/></text:span><text:span text:style-name="T24">New</text:span></text:p>
      <text:p text:style-name="P17"><draw:line text:anchor-type="char" draw:z-index="3" draw:name="Line 3" draw:style-name="gr1" draw:text-style-name="P21" svg:x1="0.139cm" svg:y1="0.631cm" svg:x2="17.376cm" svg:y2="0.631cm"><text:p/></draw:line><text:span text:style-name="T20"><text:s text:c="29"/></text:span><text:span text:style-name="T17">LANGUAGE -</text:span><text:span text:style-name="T35"> <text:s text:c="2"/></text:span><text:span text:style-name="T36">Hindi, Marathi</text:span><text:span text:style-name="T37">(Basic)</text:span><text:span text:style-name="T36">, <text:s/>English(Basic) <text:s text:c="2"/></text:span></text:p>
      <text:p text:style-name="P4"><text:span text:style-name="T20"><text:s text:c="45"/></text:span><text:span text:style-name="T16">CERTIFICATION</text:span></text:p>
      <text:p text:style-name="P1"><text:span text:style-name="T13"><text:s text:c="40"/></text:span><text:span text:style-name="T24">Codechef</text:span><text:span text:style-name="T21"> </text:span><text:span text:style-name="T24">of Language (</text:span><text:span text:style-name="T27">C</text:span><text:span text:style-name="T24">)</text:span></text:p>
      <text:p text:style-name="P1"><draw:line text:anchor-type="paragraph" draw:z-index="4" draw:name="Line 7" draw:style-name="gr2" draw:text-style-name="P22" svg:x1="-0.125cm" svg:y1="0.005cm" svg:x2="17.073cm" svg:y2="0.005cm"><text:p/></draw:line><text:span text:style-name="T19"><text:s text:c="39"/></text:span><text:span text:style-name="T13"><text:s text:c="11"/>PROJECT</text:span></text:p>
      <text:p text:style-name="P3"><text:span text:style-name="T13"><text:s text:c="2"/></text:span><text:span text:style-name="T21">Clone of Amazon :</text:span><text:span text:style-name="T24"> Developed a</text:span><text:span text:style-name="T25">n attractive</text:span><text:span text:style-name="T24"> clone of the Amazon website using HTML and CSS. </text:span></text:p>
      <text:p text:style-name="P3"><text:span text:style-name="T28"><text:s text:c="3"/>Link :- </text:span><text:a xlink:type="simple" xlink:href="https://github.com/chaudharipunam/html-css_project" text:style-name="Internet_20_link" text:visited-style-name="Visited_20_Internet_20_Link"><text:span text:style-name="T24">https://github.com/chaudharipunam/html-css_project</text:span></text:a></text:p>
      <text:p text:style-name="P1"><text:span text:style-name="T22">API Tools information PPT: </text:span><text:span text:style-name="T26">Prepared an informative PowerPoint presentation about API Tools.</text:span></text:p>
      <text:p text:style-name="P19"><text:span text:style-name="T38">Clone of Meesho : <text:s/></text:span><text:span text:style-name="T24">Created attractive Clone of Meesho by using HTML-CSS. </text:span></text:p>
      <text:p text:style-name="P19"><text:span text:style-name="T24">Link:- </text:span><text:a xlink:type="simple" xlink:href="https://github.com/chaudharipunam/Meshho_clone_html-css" text:style-name="Internet_20_link" text:visited-style-name="Visited_20_Internet_20_Link"><text:span text:style-name="T24">https://github.com/chaudharipunam/Meshho_clone_html-css</text:span></text:a></text:p>
      <text:p text:style-name="P19"><text:span text:style-name="T38">Online Resume:</text:span><text:span text:style-name="T24"> Created online resume of mine.</text:span></text:p>
      <text:p text:style-name="P19"><draw:line text:anchor-type="char" draw:z-index="6" draw:name="Line 1" draw:style-name="gr1" draw:text-style-name="P20" svg:x1="-0.151cm" svg:y1="0.13cm" svg:x2="17.1cm" svg:y2="0.183cm"><text:p/></draw:line><text:span text:style-name="T24"/></text:p>
      <text:p text:style-name="P5"><text:span text:style-name="T14"><text:s text:c="33"/>ADDITIONAL SECTION</text:span><text:span text:style-name="T13"> </text:span></text:p>
      <text:list xml:id="list2045868054" text:style-name="List_20_1">
        <text:list-item>
          <text:p text:style-name="P15"><text:span text:style-name="T29"><text:s/></text:span><text:span text:style-name="T31">Actively participating in </text:span><text:span text:style-name="T33">Project (Coding) </text:span><text:span text:style-name="T31">hackathon , </text:span><text:span text:style-name="T29"><text:s/></text:span><text:span text:style-name="T31">showcasing innovate problem-solving skills under tight deadlin</text:span><text:span text:style-name="T32">es.</text:span><text:span text:style-name="T29"> <text:s text:c="8"/></text:span></text:p>
        </text:list-item>
        <text:list-item>
          <text:p text:style-name="P16"><text:span text:style-name="T23"><text:s/></text:span><text:span text:style-name="T32">Regularly achieving competitive </text:span><text:span text:style-name="T34">(Coding Competition) </text:span><text:span text:style-name="T32"><text:s/>rankings on platforms like Codechef and AtCoder, demonstrating proficiency in algorithmic problem-solving.</text:span><text:span text:style-name="T23"> <text:s text:c="18"/></text:span></text:p>
        </text:list-item>
      </text:list>
      <text:p text:style-name="P7"><text:s text:c="40"/>DECLARATION</text:p>
      <text:p text:style-name="P10"><text:s text:c="10"/>I hereby declare that all the Info. Furnished above is true to the best my Belif.</text:p>
      <text:p text:style-name="P6"><text:s text:c="3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IN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WW8Num1z0" style:family="text">
      <style:text-properties style:font-name="Symbol" fo:font-family="Symbol" style:font-charset="x-symbol" style:font-name-complex="Symbol" style:font-family-complex="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5:13:07.764440200</meta:creation-date>
    <dc:date>2024-03-13T12:30:48.608856187</dc:date>
    <meta:editing-cycles>31</meta:editing-cycles>
    <meta:editing-duration>PT6H50M50S</meta:editing-duration>
    <meta:generator>LibreOffice/7.3.7.2$Linux_X86_64 LibreOffice_project/30$Build-2</meta:generator>
    <meta:document-statistic meta:table-count="1" meta:image-count="0" meta:object-count="0" meta:page-count="1" meta:paragraph-count="50" meta:word-count="238" meta:character-count="3380" meta:non-whitespace-character-count="1758"/>
  </office:meta>
</office:document-meta>
</file>